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rsid="000bc6a3" officeooo:paragraph-rsid="000bc6a3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aea8b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b4160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ca600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千年的笑話</text:p>
      <text:p text:style-name="P1"/>
      <text:p text:style-name="P3">魔鬼穿着神仙的衣服</text:p>
      <text:p text:style-name="P3">給我看一本書</text:p>
      <text:p text:style-name="P3">說 這是人間的劇本</text:p>
      <text:p text:style-name="P3">流傳了千年</text:p>
      <text:p text:style-name="P3"/>
      <text:p text:style-name="P3">我噗嗤一笑</text:p>
      <text:p text:style-name="P3">沒控制住 漏了一個屁</text:p>
      <text:p text:style-name="P3">頭也沒回</text:p>
      <text:p text:style-name="P3">對它說</text:p>
      <text:p text:style-name="P3">送你一面鏡子</text:p>
      <text:p text:style-name="P3">好好看看自己是誰</text:p>
      <text:p text:style-name="P3"/>
      <text:p text:style-name="P3">人間的劇本</text:p>
      <text:p text:style-name="P3">在我們自己心裡</text:p>
      <text:p text:style-name="P3">只要有愛</text:p>
      <text:p text:style-name="P3">就有宇宙大道</text:p>
      <text:p text:style-name="P3">包括蔑視惡魔的</text:p>
      <text:p text:style-name="P3">勇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4T08:53:04.432377500</dc:date>
    <meta:editing-duration>PT1H16M25S</meta:editing-duration>
    <meta:editing-cycles>31</meta:editing-cycles>
    <meta:document-statistic meta:table-count="0" meta:image-count="0" meta:object-count="0" meta:page-count="1" meta:paragraph-count="17" meta:word-count="99" meta:character-count="101" meta:non-whitespace-character-count="99"/>
  </office:meta>
</office:document-meta>
</file>